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Part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Part.getRow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Part.TablePar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Part.getTable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Part.signalNew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lePart.isFirst( TableRow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Part.addRowGroup( List row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Part.finishLastRowGrou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blePart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Part.validateChildNode( Locator loc , String nsURI , String local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ablePart.finalize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Part.processNode( String elementName , Locator locator , Attributes attlist , PropertyList p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blePart.addChildNode( FONode chi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